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Pictures/200000010000015F000000FEB392CE23.svm" manifest:media-type=""/>
  <manifest:file-entry manifest:full-path="Pictures/20000001000000AA000000FA4A90AAC7.svm" manifest:media-type=""/>
  <manifest:file-entry manifest:full-path="Pictures/20000001000002A500000153DA183558.svm" manifest:media-type="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Replacements/Object 2" manifest:media-type=""/>
  <manifest:file-entry manifest:full-path="ObjectReplacements/Object 11" manifest:media-type="application/x-openoffice-gdimetafile;windows_formatname=&quot;GDIMetaFile&quot;"/>
  <manifest:file-entry manifest:full-path="ObjectReplacements/Object 3" manifest:media-type=""/>
  <manifest:file-entry manifest:full-path="ObjectReplacements/Object 12" manifest:media-type="application/x-openoffice-gdimetafile;windows_formatname=&quot;GDIMetaFile&quot;"/>
  <manifest:file-entry manifest:full-path="ObjectReplacements/Object 4" manifest:media-type=""/>
  <manifest:file-entry manifest:full-path="ObjectReplacements/Object 13" manifest:media-type="application/x-openoffice-gdimetafile;windows_formatname=&quot;GDIMetaFile&quot;"/>
  <manifest:file-entry manifest:full-path="ObjectReplacements/Object 5" manifest:media-type=""/>
  <manifest:file-entry manifest:full-path="ObjectReplacements/Object 14" manifest:media-type="application/x-openoffice-gdimetafile;windows_formatname=&quot;GDIMetaFile&quot;"/>
  <manifest:file-entry manifest:full-path="ObjectReplacements/Object 6" manifest:media-type="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gr5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6" style:family="graphic" style:parent-style-name="standard">
      <style:graphic-properties draw:stroke="none" draw:fill="none" draw:ole-draw-aspect="1" style:protect="size"/>
    </style:style>
    <style:style style:name="gr7" style:family="graphic" style:parent-style-name="standard">
      <style:graphic-properties draw:fill-color="#280099" draw:textarea-horizontal-align="justify" draw:textarea-vertical-align="middle" draw:auto-grow-height="false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TexMathsArgs="12§display§\ce{SiO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W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XB Tabriz" fo:font-size="12pt" style:font-size-asian="12pt" style:font-size-complex="12pt"/>
    </style:style>
    <style:style style:name="P3" style:family="paragraph">
      <style:paragraph-properties fo:text-align="center"/>
      <style:text-properties style:font-name="XB Tabriz" fo:font-size="12pt" style:font-size-asian="12pt" style:font-size-complex="12pt"/>
    </style:style>
    <style:style style:name="T1" style:family="text">
      <style:text-properties style:font-name="XB Tabriz" fo:font-size="12pt" style:font-size-asian="12pt" style:font-size-complex="12pt"/>
    </style:style>
    <style:style style:name="T2" style:family="text">
      <style:text-properties style:font-name="XB Tabriz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6" draw:id="id6">
          <draw:g>
            <draw:custom-shape draw:style-name="gr1" draw:text-style-name="P1" draw:layer="layout" svg:width="4.05cm" svg:height="1.264cm" svg:x="1.5cm" svg:y="1.382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167.1146245059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g>
              <draw:custom-shape draw:style-name="gr2" draw:text-style-name="P1" draw:layer="layout" svg:width="1.422cm" svg:height="0.653cm" svg:x="1.663cm" svg:y="1.382cm">
                <text:p/>
                <draw:enhanced-geometry svg:viewBox="0 0 21600 21600" draw:glue-points="?f6 0 10800 ?f8 ?f11 10800 ?f9 21600 10800 ?f10 ?f5 10800" draw:text-areas="?f3 ?f3 ?f4 ?f4" draw:type="parallelogram" draw:modifiers="9836.12087139845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custom-shape draw:style-name="gr2" draw:text-style-name="P1" draw:layer="layout" svg:width="0.775cm" svg:height="0.251cm" svg:x="1.667cm" svg:y="2.03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" draw:text-style-name="P1" draw:layer="layout" svg:width="1.422cm" svg:height="0.653cm" svg:x="3.92cm" svg:y="1.383cm">
                <text:p/>
                <draw:enhanced-geometry svg:viewBox="0 0 21600 21600" draw:glue-points="?f6 0 10800 ?f8 ?f11 10800 ?f9 21600 10800 ?f10 ?f5 10800" draw:text-areas="?f3 ?f3 ?f4 ?f4" draw:type="parallelogram" draw:modifiers="9836.12087139845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custom-shape draw:style-name="gr2" draw:text-style-name="P1" draw:layer="layout" svg:width="0.775cm" svg:height="0.25cm" svg:x="3.924cm" svg:y="2.036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" draw:text-style-name="P1" draw:layer="layout" svg:width="2.275cm" svg:height="0.824cm" svg:x="2.373cm" svg:y="1.2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7172.6708074534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 xml:id="id2" draw:id="id2">
          <draw:glue-point draw:id="4" svg:x="-2.724cm" svg:y="2.756cm"/>
          <draw:glue-point draw:id="5" svg:x="-2.02cm" svg:y="4.992cm"/>
          <draw:glue-point draw:id="6" svg:x="0.139cm" svg:y="2.369cm"/>
          <draw:glue-point draw:id="7" svg:x="-1.783cm" svg:y="2.819cm"/>
          <draw:custom-shape draw:style-name="gr1" draw:text-style-name="P1" draw:layer="layout" svg:width="4.05cm" svg:height="1.264cm" svg:x="7.863cm" svg:y="0.833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167.114624505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style-name="gr4" draw:text-style-name="P1" draw:layer="layout" svg:x1="7.603cm" svg:y1="1.488cm" svg:x2="8.25cm" svg:y2="0.831cm">
            <text:p/>
          </draw:line>
          <draw:line draw:style-name="gr5" draw:text-style-name="P1" draw:layer="layout" svg:x1="8.465cm" svg:y1="0.831cm" svg:x2="8.122cm" svg:y2="0.831cm">
            <text:p/>
          </draw:line>
          <draw:line draw:style-name="gr5" draw:text-style-name="P1" draw:layer="layout" svg:x1="7.853cm" svg:y1="1.487cm" svg:x2="7.51cm" svg:y2="1.487cm">
            <text:p/>
          </draw:line>
        </draw:g>
        <draw:g xml:id="id4" draw:id="id4">
          <draw:glue-point draw:id="4" svg:x="-2.101cm" svg:y="-1.569cm"/>
          <draw:glue-point draw:id="5" svg:x="3.513cm" svg:y="-1.649cm"/>
          <draw:g>
            <draw:custom-shape draw:style-name="gr1" draw:text-style-name="P1" draw:layer="layout" svg:width="4.05cm" svg:height="1.264cm" svg:x="7.625cm" svg:y="5.144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167.1146245059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g>
              <draw:custom-shape draw:style-name="gr2" draw:text-style-name="P1" draw:layer="layout" svg:width="1.422cm" svg:height="0.653cm" svg:x="7.788cm" svg:y="5.144cm">
                <text:p/>
                <draw:enhanced-geometry svg:viewBox="0 0 21600 21600" draw:glue-points="?f6 0 10800 ?f8 ?f11 10800 ?f9 21600 10800 ?f10 ?f5 10800" draw:text-areas="?f3 ?f3 ?f4 ?f4" draw:type="parallelogram" draw:modifiers="9836.12087139845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custom-shape draw:style-name="gr2" draw:text-style-name="P1" draw:layer="layout" svg:width="0.775cm" svg:height="0.251cm" svg:x="7.792cm" svg:y="5.797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" draw:text-style-name="P1" draw:layer="layout" svg:width="1.422cm" svg:height="0.653cm" svg:x="10.045cm" svg:y="5.145cm">
                <text:p/>
                <draw:enhanced-geometry svg:viewBox="0 0 21600 21600" draw:glue-points="?f6 0 10800 ?f8 ?f11 10800 ?f9 21600 10800 ?f10 ?f5 10800" draw:text-areas="?f3 ?f3 ?f4 ?f4" draw:type="parallelogram" draw:modifiers="9836.12087139845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custom-shape draw:style-name="gr2" draw:text-style-name="P1" draw:layer="layout" svg:width="0.775cm" svg:height="0.25cm" svg:x="10.049cm" svg:y="5.798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line draw:style-name="gr4" draw:text-style-name="P1" draw:layer="layout" svg:x1="9.212cm" svg:y1="4.998cm" svg:x2="10.693cm" svg:y2="4.998cm">
            <text:p/>
          </draw:line>
          <draw:line draw:style-name="gr5" draw:text-style-name="P1" draw:layer="layout" svg:x1="9.211cm" svg:y1="5.14cm" svg:x2="9.211cm" svg:y2="4.817cm">
            <text:p/>
          </draw:line>
          <draw:line draw:style-name="gr5" draw:text-style-name="P1" draw:layer="layout" svg:x1="10.692cm" svg:y1="5.144cm" svg:x2="10.692cm" svg:y2="4.821cm">
            <text:p/>
          </draw:line>
          <draw:frame draw:style-name="gr6" draw:layer="layout" svg:width="0.483cm" svg:height="0.47cm" svg:x="9.627cm" svg:y="4.529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draw:g>
        <draw:g xml:id="id8" draw:id="id8">
          <draw:glue-point draw:id="4" svg:x="1.506cm" svg:y="-2.249cm"/>
          <draw:glue-point draw:id="5" svg:x="-2.493cm" svg:y="-4.442cm"/>
          <draw:glue-point draw:id="6" svg:x="-0.916cm" svg:y="0.68cm"/>
          <draw:glue-point draw:id="7" svg:x="1.972cm" svg:y="0.848cm"/>
          <draw:glue-point draw:id="8" svg:x="-3.619cm" svg:y="0.848cm"/>
          <draw:g>
            <draw:g>
              <draw:custom-shape draw:style-name="gr7" draw:text-style-name="P1" draw:layer="layout" svg:width="1.141cm" svg:height="0.713cm" svg:x="2.688cm" svg:y="5.631cm">
                <text:p/>
                <draw:enhanced-geometry svg:viewBox="0 0 21600 21600" draw:glue-points="?f7 0 ?f6 ?f1 0 ?f10 ?f6 21600 ?f4 ?f10 21600 ?f9" draw:path-stretchpoint-x="10800" draw:path-stretchpoint-y="10800" draw:text-areas="0 ?f1 ?f4 ?f12" draw:type="cube" draw:modifiers="19636.3636363636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g>
                <draw:custom-shape draw:style-name="gr1" draw:text-style-name="P1" draw:layer="layout" svg:width="4.05cm" svg:height="1.264cm" svg:x="1.274cm" svg:y="5.017cm">
                  <text:p/>
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167.1146245059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g>
                  <draw:custom-shape draw:style-name="gr2" draw:text-style-name="P1" draw:layer="layout" svg:width="1.422cm" svg:height="0.653cm" svg:x="1.437cm" svg:y="5.017cm">
                    <text:p/>
                    <draw:enhanced-geometry svg:viewBox="0 0 21600 21600" draw:glue-points="?f6 0 10800 ?f8 ?f11 10800 ?f9 21600 10800 ?f10 ?f5 10800" draw:text-areas="?f3 ?f3 ?f4 ?f4" draw:type="parallelogram" draw:modifiers="9836.12087139845" draw:enhanced-path="M ?f0 0 L 21600 0 ?f1 21600 0 21600 Z N">
                      <draw:equation draw:name="f0" draw:formula="$0 "/>
                      <draw:equation draw:name="f1" draw:formula="21600-$0 "/>
                      <draw:equation draw:name="f2" draw:formula="$0 *10/24"/>
                      <draw:equation draw:name="f3" draw:formula="?f2 +1750"/>
                      <draw:equation draw:name="f4" draw:formula="21600-?f3 "/>
                      <draw:equation draw:name="f5" draw:formula="?f0 /2"/>
                      <draw:equation draw:name="f6" draw:formula="10800+?f5 "/>
                      <draw:equation draw:name="f7" draw:formula="?f0 -10800"/>
                      <draw:equation draw:name="f8" draw:formula="if(?f7 ,?f13 ,0)"/>
                      <draw:equation draw:name="f9" draw:formula="10800-?f5 "/>
                      <draw:equation draw:name="f10" draw:formula="if(?f7 ,?f12 ,21600)"/>
                      <draw:equation draw:name="f11" draw:formula="21600-?f5 "/>
                      <draw:equation draw:name="f12" draw:formula="21600*10800/?f0 "/>
                      <draw:equation draw:name="f13" draw:formula="21600-?f12 "/>
                      <draw:handle draw:handle-position="$0 top" draw:handle-range-x-minimum="0" draw:handle-range-x-maximum="21600"/>
                    </draw:enhanced-geometry>
                  </draw:custom-shape>
                  <draw:custom-shape draw:style-name="gr2" draw:text-style-name="P1" draw:layer="layout" svg:width="0.775cm" svg:height="0.251cm" svg:x="1.441cm" svg:y="5.67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2" draw:text-style-name="P1" draw:layer="layout" svg:width="1.422cm" svg:height="0.653cm" svg:x="3.694cm" svg:y="5.018cm">
                    <text:p/>
                    <draw:enhanced-geometry svg:viewBox="0 0 21600 21600" draw:glue-points="?f6 0 10800 ?f8 ?f11 10800 ?f9 21600 10800 ?f10 ?f5 10800" draw:text-areas="?f3 ?f3 ?f4 ?f4" draw:type="parallelogram" draw:modifiers="9836.12087139845" draw:enhanced-path="M ?f0 0 L 21600 0 ?f1 21600 0 21600 Z N">
                      <draw:equation draw:name="f0" draw:formula="$0 "/>
                      <draw:equation draw:name="f1" draw:formula="21600-$0 "/>
                      <draw:equation draw:name="f2" draw:formula="$0 *10/24"/>
                      <draw:equation draw:name="f3" draw:formula="?f2 +1750"/>
                      <draw:equation draw:name="f4" draw:formula="21600-?f3 "/>
                      <draw:equation draw:name="f5" draw:formula="?f0 /2"/>
                      <draw:equation draw:name="f6" draw:formula="10800+?f5 "/>
                      <draw:equation draw:name="f7" draw:formula="?f0 -10800"/>
                      <draw:equation draw:name="f8" draw:formula="if(?f7 ,?f13 ,0)"/>
                      <draw:equation draw:name="f9" draw:formula="10800-?f5 "/>
                      <draw:equation draw:name="f10" draw:formula="if(?f7 ,?f12 ,21600)"/>
                      <draw:equation draw:name="f11" draw:formula="21600-?f5 "/>
                      <draw:equation draw:name="f12" draw:formula="21600*10800/?f0 "/>
                      <draw:equation draw:name="f13" draw:formula="21600-?f12 "/>
                      <draw:handle draw:handle-position="$0 top" draw:handle-range-x-minimum="0" draw:handle-range-x-maximum="21600"/>
                    </draw:enhanced-geometry>
                  </draw:custom-shape>
                  <draw:custom-shape draw:style-name="gr2" draw:text-style-name="P1" draw:layer="layout" svg:width="0.775cm" svg:height="0.25cm" svg:x="3.698cm" svg:y="5.671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  <draw:custom-shape draw:style-name="gr3" draw:text-style-name="P1" draw:layer="layout" svg:width="2.275cm" svg:height="0.824cm" svg:x="2.147cm" svg:y="4.845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7172.6708074534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7" draw:text-style-name="P1" draw:layer="layout" svg:width="0.891cm" svg:height="0.713cm" svg:x="4.021cm" svg:y="4.957cm">
                <text:p/>
                <draw:enhanced-geometry svg:viewBox="0 0 21600 21600" draw:glue-points="?f7 0 ?f6 ?f1 0 ?f10 ?f6 21600 ?f4 ?f10 21600 ?f9" draw:path-stretchpoint-x="10800" draw:path-stretchpoint-y="10800" draw:text-areas="0 ?f1 ?f4 ?f12" draw:type="cube" draw:modifiers="19636.3636363636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7" draw:text-style-name="P1" draw:layer="layout" svg:width="0.891cm" svg:height="0.713cm" svg:x="1.65cm" svg:y="4.956cm">
                <text:p/>
                <draw:enhanced-geometry svg:viewBox="0 0 21600 21600" draw:glue-points="?f7 0 ?f6 ?f1 0 ?f10 ?f6 21600 ?f4 ?f10 21600 ?f9" draw:path-stretchpoint-x="10800" draw:path-stretchpoint-y="10800" draw:text-areas="0 ?f1 ?f4 ?f12" draw:type="cube" draw:modifiers="19636.3636363636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7" draw:text-style-name="P1" draw:layer="layout" svg:width="2.273cm" svg:height="0.725cm" svg:x="2.149cm" svg:y="4.778cm">
                <text:p/>
                <draw:enhanced-geometry svg:viewBox="0 0 21600 21600" draw:glue-points="?f7 0 ?f6 ?f1 0 ?f10 ?f6 21600 ?f4 ?f10 21600 ?f9" draw:path-stretchpoint-x="10800" draw:path-stretchpoint-y="10800" draw:text-areas="0 ?f1 ?f4 ?f12" draw:type="cube" draw:modifiers="19636.3636363636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custom-shape draw:style-name="gr8" draw:text-style-name="P1" draw:layer="layout" svg:width="0.142cm" svg:height="0.077cm" svg:x="3.44cm" svg:y="4.2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" draw:text-style-name="P1" draw:layer="layout" svg:x1="3.516cm" svg:y1="4.34cm" svg:x2="3.516cm" svg:y2="4.768cm">
              <text:p/>
            </draw:line>
            <draw:custom-shape draw:style-name="gr8" draw:text-style-name="P1" draw:layer="layout" svg:width="0.142cm" svg:height="0.077cm" svg:x="2.335cm" svg:y="4.44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" draw:text-style-name="P1" draw:layer="layout" svg:x1="2.411cm" svg:y1="4.519cm" svg:x2="2.411cm" svg:y2="4.947cm">
              <text:p/>
            </draw:line>
            <draw:custom-shape draw:style-name="gr8" draw:text-style-name="P1" draw:layer="layout" svg:width="0.142cm" svg:height="0.077cm" svg:x="4.705cm" svg:y="4.4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" draw:text-style-name="P1" draw:layer="layout" svg:x1="4.781cm" svg:y1="4.529cm" svg:x2="4.781cm" svg:y2="4.957cm">
              <text:p/>
            </draw:line>
            <draw:custom-shape draw:style-name="gr8" draw:text-style-name="P1" draw:layer="layout" svg:width="0.142cm" svg:height="0.077cm" draw:transform="rotate (-3.14159265358979) translate (3.009cm 6.85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" draw:text-style-name="P1" draw:layer="layout" svg:x1="2.933cm" svg:y1="6.774cm" svg:x2="2.933cm" svg:y2="6.346cm">
              <text:p/>
            </draw:line>
          </draw:g>
          <draw:frame draw:style-name="gr6" draw:layer="layout" svg:width="0.475cm" svg:height="0.47cm" svg:x="2.171cm" svg:y="3.936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6" draw:layer="layout" svg:width="0.53cm" svg:height="0.47cm" svg:x="3.247cm" svg:y="3.802cm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6" draw:layer="layout" svg:width="0.556cm" svg:height="0.47cm" svg:x="4.532cm" svg:y="3.983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6" draw:layer="layout" svg:width="0.509cm" svg:height="0.47cm" svg:x="2.677cm" svg:y="6.857cm">
            <t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draw:g>
        <draw:frame draw:style-name="gr10" draw:text-style-name="P2" draw:layer="layout" svg:width="0.937cm" svg:height="0.916cm" svg:x="6.651cm" svg:y="1.71cm">
          <draw:text-box>
            <text:p><text:span text:style-name="T1">(</text:span><text:span text:style-name="T2">ا</text:span><text:span text:style-name="T1">)</text:span></text:p>
          </draw:text-box>
        </draw:frame>
        <draw:connector draw:style-name="gr11" draw:text-style-name="P3" draw:layer="layout" draw:type="curve" svg:x1="10.387cm" svg:y1="2.831cm" svg:x2="9.772cm" svg:y2="1.763cm" draw:start-shape="id1" draw:start-glue-point="3" draw:end-shape="id2" draw:end-glue-point="6" svg:d="M10387 2831c-410 0-615-356-615-1068" svg:viewBox="0 0 616 1069">
          <text:p/>
        </draw:connector>
        <draw:connector draw:style-name="gr11" draw:text-style-name="P3" draw:layer="layout" draw:type="curve" svg:x1="10.416cm" svg:y1="3.837cm" svg:x2="8.8cm" svg:y2="5.174cm" draw:start-shape="id3" draw:start-glue-point="3" draw:end-shape="id4" draw:end-glue-point="4" svg:d="M10416 3837c-1078 0-1616 445-1616 1337" svg:viewBox="0 0 1617 1338">
          <text:p/>
        </draw:connector>
        <draw:connector draw:style-name="gr11" draw:text-style-name="P3" draw:layer="layout" draw:type="curve" draw:line-skew="-2.355cm -1.101cm" svg:x1="10.78cm" svg:y1="4.072cm" svg:x2="11.072cm" svg:y2="5.159cm" draw:start-shape="id3" draw:start-glue-point="2" draw:end-shape="id4" draw:end-glue-point="5" svg:d="M10780 4072c0 724 148 603 223 694s75 393 69 393" svg:viewBox="0 0 295 1088">
          <text:p/>
        </draw:connector>
        <draw:frame draw:style-name="gr10" draw:text-style-name="P2" draw:layer="layout" svg:width="1.2cm" svg:height="0.916cm" svg:x="6.414cm" svg:y="5.871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6" xml:id="id3" draw:id="id3" draw:layer="layout" svg:width="0.728cm" svg:height="0.47cm" svg:x="10.416cm" svg:y="3.60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onnector draw:style-name="gr11" draw:text-style-name="P1" draw:layer="layout" draw:type="curve" svg:x1="4.759cm" svg:y1="0.62cm" svg:x2="3.525cm" svg:y2="1.21cm" draw:start-shape="id5" draw:start-glue-point="3" draw:end-shape="id6" svg:d="M4759 620c-823 0-1234 196-1234 590" svg:viewBox="0 0 1235 591">
          <text:p/>
        </draw:connector>
        <draw:frame draw:style-name="gr10" draw:text-style-name="P2" xml:id="id7" draw:id="id7" draw:layer="layout" svg:width="1.941cm" svg:height="0.916cm" svg:x="4.937cm" svg:y="3.107cm">
          <draw:text-box>
            <text:p><text:span text:style-name="T2">دھاتی جوڑ</text:span></text:p>
          </draw:text-box>
          <draw:glue-point draw:id="4" svg:x="0.051cm" svg:y="3.161cm"/>
        </draw:frame>
        <draw:connector draw:style-name="gr12" draw:text-style-name="P1" draw:layer="layout" draw:type="curve" svg:x1="5.907cm" svg:y1="4.023cm" svg:x2="5.907cm" svg:y2="4.023cm" draw:start-shape="id7" draw:start-glue-point="2" draw:end-shape="id7" draw:end-glue-point="2" svg:d="M5907 4023z" svg:viewBox="0 0 1 1">
          <text:p/>
        </draw:connector>
        <draw:connector draw:style-name="gr11" draw:text-style-name="P1" draw:layer="layout" draw:type="curve" svg:x1="4.937cm" svg:y1="3.565cm" svg:x2="3.908cm" svg:y2="4.772cm" draw:start-shape="id7" draw:start-glue-point="3" draw:end-shape="id8" draw:end-glue-point="4" svg:d="M4937 3565c-686 0-1029 402-1029 1207" svg:viewBox="0 0 1030 1208">
          <text:p/>
        </draw:connector>
        <draw:frame draw:style-name="gr10" draw:text-style-name="P2" xml:id="id9" draw:id="id9" draw:layer="layout" svg:width="2.132cm" svg:height="0.916cm" svg:x="0.478cm" svg:y="2.781cm">
          <draw:text-box>
            <text:p><text:span text:style-name="T2">بیرونی سرے</text:span></text:p>
          </draw:text-box>
          <draw:glue-point draw:id="4" svg:x="0.051cm" svg:y="3.161cm"/>
        </draw:frame>
        <draw:connector draw:style-name="gr11" draw:text-style-name="P1" draw:layer="layout" draw:type="curve" svg:x1="1.554cm" svg:y1="3.528cm" svg:x2="2.29cm" svg:y2="3.999cm" draw:start-shape="id9" draw:start-glue-point="4" draw:end-shape="id8" draw:end-glue-point="5" svg:d="M1554 3528c0 333 736 98 736 471" svg:viewBox="0 0 737 472">
          <text:p/>
        </draw:connector>
        <draw:frame draw:style-name="gr10" draw:text-style-name="P2" draw:layer="layout" svg:width="1.2cm" svg:height="0.916cm" svg:x="5.532cm" svg:y="1.711cm">
          <draw:text-box>
            <text:p><text:span text:style-name="T1">(</text:span><text:span text:style-name="T2">پ</text:span><text:span text:style-name="T1">)</text:span></text:p>
          </draw:text-box>
        </draw:frame>
        <draw:frame draw:style-name="gr10" draw:text-style-name="P2" draw:layer="layout" svg:width="1.2cm" svg:height="0.916cm" svg:x="5.314cm" svg:y="5.91cm">
          <draw:text-box>
            <text:p><text:span text:style-name="T1">(</text:span><text:span text:style-name="T2">ت</text:span><text:span text:style-name="T1">)</text:span></text:p>
          </draw:text-box>
        </draw:frame>
        <draw:frame draw:style-name="gr10" draw:text-style-name="P2" xml:id="id10" draw:id="id10" draw:layer="layout" svg:width="2.31cm" svg:height="0.916cm" svg:x="7.106cm" svg:y="2.839cm">
          <draw:text-box>
            <text:p><text:span text:style-name="T2">سلیکان پتری</text:span></text:p>
          </draw:text-box>
          <draw:glue-point draw:id="4" svg:x="0.051cm" svg:y="3.161cm"/>
        </draw:frame>
        <draw:connector draw:style-name="gr11" draw:text-style-name="P1" draw:layer="layout" draw:type="curve" svg:x1="8.261cm" svg:y1="2.839cm" svg:x2="8.926cm" svg:y2="1.82cm" draw:start-shape="id10" draw:start-glue-point="0" draw:end-shape="id2" draw:end-glue-point="7" svg:d="M8261 2839c0-555 665-46 665-1019" svg:viewBox="0 0 666 1020">
          <text:p/>
        </draw:connector>
        <draw:line draw:style-name="gr5" draw:text-style-name="P1" draw:layer="layout" svg:x1="2.366cm" svg:y1="1.866cm" svg:x2="0.798cm" svg:y2="1.866cm">
          <text:p/>
        </draw:line>
        <draw:line draw:style-name="gr5" draw:text-style-name="P1" draw:layer="layout" svg:x1="1.498cm" svg:y1="2.034cm" svg:x2="0.813cm" svg:y2="2.034cm">
          <text:p/>
        </draw:line>
        <draw:line draw:style-name="gr11" draw:text-style-name="P1" draw:layer="layout" svg:x1="0.917cm" svg:y1="2.358cm" svg:x2="0.917cm" svg:y2="2.03cm">
          <text:p/>
        </draw:line>
        <draw:line draw:style-name="gr11" draw:text-style-name="P1" draw:layer="layout" svg:x1="0.917cm" svg:y1="1.542cm" svg:x2="0.917cm" svg:y2="1.87cm">
          <text:p/>
        </draw:line>
        <draw:frame draw:style-name="gr10" draw:text-style-name="P2" xml:id="id11" draw:id="id11" draw:layer="layout" svg:width="0.879cm" svg:height="0.916cm" svg:x="2.482cm" svg:y="7.137cm">
          <draw:text-box>
            <text:p><text:span text:style-name="T2">راہ</text:span></text:p>
          </draw:text-box>
          <draw:glue-point draw:id="4" svg:x="0.051cm" svg:y="3.161cm"/>
        </draw:frame>
        <draw:connector draw:style-name="gr11" draw:text-style-name="P1" draw:layer="layout" draw:type="curve" draw:line-skew="1.459cm -2.532cm" svg:x1="2.482cm" svg:y1="7.595cm" svg:x2="2.929cm" svg:y2="5.803cm" draw:start-shape="id11" draw:start-glue-point="3" draw:end-shape="id8" draw:end-glue-point="6" svg:d="M2482 7595c-375 0-312-787-107-1154s554-311 554-638" svg:viewBox="0 0 719 1793">
          <text:p/>
        </draw:connector>
        <draw:frame draw:style-name="gr10" draw:text-style-name="P2" xml:id="id12" draw:id="id12" draw:layer="layout" svg:width="1.912cm" svg:height="0.916cm" svg:x="4.34cm" svg:y="7.54cm">
          <draw:text-box>
            <text:p><text:span text:style-name="T2">ڈرین خطہ</text:span></text:p>
          </draw:text-box>
          <draw:glue-point draw:id="4" svg:x="0.051cm" svg:y="3.161cm"/>
        </draw:frame>
        <draw:frame draw:style-name="gr10" draw:text-style-name="P2" xml:id="id13" draw:id="id13" draw:layer="layout" svg:width="2.2cm" svg:height="0.916cm" svg:x="0.318cm" svg:y="7.469cm">
          <draw:text-box>
            <text:p><text:span text:style-name="T2">سورس خطہ</text:span></text:p>
          </draw:text-box>
          <draw:glue-point draw:id="4" svg:x="0.051cm" svg:y="3.161cm"/>
        </draw:frame>
        <draw:connector draw:style-name="gr11" draw:text-style-name="P1" draw:layer="layout" draw:type="curve" draw:line-skew="3.862cm -2.686cm" svg:x1="5.296cm" svg:y1="7.54cm" svg:x2="4.097cm" svg:y2="5.862cm" draw:start-shape="id12" draw:start-glue-point="0" draw:end-shape="id8" draw:end-glue-point="7" svg:d="M5296 7540c0-564-616-469-927-748s-318-930-272-930" svg:viewBox="0 0 1221 1679">
          <text:p/>
        </draw:connector>
        <draw:connector draw:style-name="gr11" draw:text-style-name="P1" draw:layer="layout" draw:type="curve" draw:line-skew="3.938cm 1.904cm" svg:x1="1.418cm" svg:y1="7.469cm" svg:x2="1.834cm" svg:y2="5.862cm" draw:start-shape="id13" draw:start-glue-point="0" draw:end-shape="id8" draw:end-glue-point="8" svg:d="M1418 7469c0-343 152-286 214-602s34-1005 202-1005" svg:viewBox="0 0 417 1608">
          <text:p/>
        </draw:connector>
        <draw:frame draw:style-name="gr6" draw:layer="layout" svg:width="0.445cm" svg:height="0.389cm" svg:x="9.53cm" svg:y="5.937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6" draw:layer="layout" svg:width="0.64cm" svg:height="0.389cm" svg:x="7.819cm" svg:y="5.703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6" draw:layer="layout" svg:width="0.64cm" svg:height="0.389cm" svg:x="10.125cm" svg:y="5.70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6" draw:layer="layout" svg:width="0.445cm" svg:height="0.389cm" svg:x="3.443cm" svg:y="2.167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6" draw:layer="layout" svg:width="0.64cm" svg:height="0.389cm" svg:x="1.732cm" svg:y="1.933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6" draw:layer="layout" svg:width="0.64cm" svg:height="0.389cm" svg:x="4.038cm" svg:y="1.934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3" draw:text-style-name="P1" xml:id="id5" draw:id="id5" draw:layer="layout" svg:width="0.811cm" svg:height="0.406cm" svg:x="4.759cm" svg:y="0.417cm">
          <draw:image xlink:href="Pictures/20000001000002A500000153DA183558.svm" xlink:type="simple" xlink:show="embed" xlink:actuate="onLoad">
            <text:p/>
          </draw:image>
        </draw:frame>
        <draw:frame draw:style-name="gr14" draw:text-style-name="P1" draw:layer="layout" svg:width="0.203cm" svg:height="0.299cm" svg:x="0.85cm" svg:y="1.095cm">
          <draw:image xlink:href="Pictures/20000001000000AA000000FA4A90AAC7.svm" xlink:type="simple" xlink:show="embed" xlink:actuate="onLoad">
            <text:p/>
          </draw:image>
        </draw:frame>
        <draw:frame draw:style-name="gr15" draw:text-style-name="P1" draw:layer="layout" svg:width="0.42cm" svg:height="0.304cm" svg:x="7.346cm" svg:y="0.917cm">
          <draw:image xlink:href="Pictures/200000010000015F000000FEB392CE23.svm" xlink:type="simple" xlink:show="embed" xlink:actuate="onLoad">
            <text:p/>
          </draw:image>
        </draw:frame>
        <draw:frame draw:style-name="gr6" xml:id="id1" draw:id="id1" draw:layer="layout" svg:width="0.485cm" svg:height="0.469cm" svg:x="10.387cm" svg:y="2.59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5-17T16:28:05.277582907</dc:date>
    <meta:editing-duration>PT7M5S</meta:editing-duration>
    <meta:editing-cycles>5</meta:editing-cycles>
    <meta:generator>LibreOffice/4.2.8.2$Linux_x86 LibreOffice_project/420m0$Build-2</meta:generator>
    <meta:document-statistic meta:object-count="92"/>
  </office:meta>
</office:document-meta>
</file>

<file path=Object 1/content.xml><?xml version="1.0" encoding="utf-8"?>
<math xmlns="http://www.w3.org/1998/Math/MathML">
  <semantics>
    <mi>p</mi>
    <annotation encoding="StarMath 5.0">p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row>
        <mi>n</mi>
        <mo stretchy="false">+</mo>
        <mrow/>
      </mrow>
    </mrow>
    <annotation encoding="StarMath 5.0">n+{}</annotation>
  </semantics>
</math>
</file>

<file path=Object 13/content.xml><?xml version="1.0" encoding="utf-8"?>
<math xmlns="http://www.w3.org/1998/Math/MathML">
  <semantics>
    <mrow>
      <mrow>
        <mi>n</mi>
        <mo stretchy="false">+</mo>
        <mrow/>
      </mrow>
    </mrow>
    <annotation encoding="StarMath 5.0">n+{}</annotation>
  </semantics>
</math>
</file>

<file path=Object 14/content.xml><?xml version="1.0" encoding="utf-8"?>
<math xmlns="http://www.w3.org/1998/Math/MathML">
  <semantics>
    <mrow>
      <mi>p</mi>
    </mrow>
    <annotation encoding="StarMath 5.0">p</annotation>
  </semantics>
</math>
</file>

<file path=Object 15/content.xml><?xml version="1.0" encoding="utf-8"?>
<math xmlns="http://www.w3.org/1998/Math/MathML">
  <semantics>
    <mrow>
      <mrow>
        <mi>n</mi>
        <mo stretchy="false">+</mo>
        <mrow/>
      </mrow>
    </mrow>
    <annotation encoding="StarMath 5.0">n+{}</annotation>
  </semantics>
</math>
</file>

<file path=Object 16/content.xml><?xml version="1.0" encoding="utf-8"?>
<math xmlns="http://www.w3.org/1998/Math/MathML">
  <semantics>
    <mrow>
      <mrow>
        <mi>n</mi>
        <mo stretchy="false">+</mo>
        <mrow/>
      </mrow>
    </mrow>
    <annotation encoding="StarMath 5.0">n+{}</annotation>
  </semantics>
</math>
</file>

<file path=Object 2/content.xml><?xml version="1.0" encoding="utf-8"?>
<math xmlns="http://www.w3.org/1998/Math/MathML">
  <semantics>
    <mrow>
      <mi>L</mi>
    </mrow>
    <annotation encoding="StarMath 5.0">L</annotation>
  </semantics>
</math>
</file>

<file path=Object 3/content.xml><?xml version="1.0" encoding="utf-8"?>
<math xmlns="http://www.w3.org/1998/Math/MathML">
  <semantics>
    <mrow>
      <mi>S</mi>
    </mrow>
    <annotation encoding="StarMath 5.0">S</annotation>
  </semantics>
</math>
</file>

<file path=Object 4/content.xml><?xml version="1.0" encoding="utf-8"?>
<math xmlns="http://www.w3.org/1998/Math/MathML">
  <semantics>
    <mrow>
      <mi>G</mi>
    </mrow>
    <annotation encoding="StarMath 5.0">G</annotation>
  </semantics>
</math>
</file>

<file path=Object 5/content.xml><?xml version="1.0" encoding="utf-8"?>
<math xmlns="http://www.w3.org/1998/Math/MathML">
  <semantics>
    <mrow>
      <mi>D</mi>
    </mrow>
    <annotation encoding="StarMath 5.0">D</annotation>
  </semantics>
</math>
</file>

<file path=Object 6/content.xml><?xml version="1.0" encoding="utf-8"?>
<math xmlns="http://www.w3.org/1998/Math/MathML">
  <semantics>
    <mrow>
      <mi>B</mi>
    </mrow>
    <annotation encoding="StarMath 5.0">B</annotation>
  </semantics>
</math>
</file>

<file path=Object 8/content.xml><?xml version="1.0" encoding="utf-8"?>
<math xmlns="http://www.w3.org/1998/Math/MathML">
  <semantics>
    <mrow>
      <mrow>
        <mi>n</mi>
        <mo stretchy="false">+</mo>
        <mrow/>
      </mrow>
    </mrow>
    <annotation encoding="StarMath 5.0">n+{}</annotation>
  </semantics>
</math>
</file>